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02124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VIDAD TRANSVERSAL 1 (TEMA 6) </text:p>
      <text:p text:style-name="Standard"/>
      <text:p text:style-name="Standard">1.- ¿En qué consiste la Resiliencia? </text:p>
      <text:p text:style-name="Standard"/>
      <text:p text:style-name="Standard"><text:tab/>La resiliencia es la capacidad que tiene una pesona para superar situaciones traumaticas<text:span text:style-name="T1">. </text:span></text:p>
      <text:p text:style-name="Standard"/>
      <text:p text:style-name="Standard">2.- Explica las tres “Cs” de la Resiliencia que se comentan </text:p>
      <text:p text:style-name="Standard"/>
      <text:p text:style-name="Standard"><text:tab/>CONTROL: mantener el control de las emociones es esencial para adoptar una visión lo menos catastrofica posible. </text:p>
      <text:p text:style-name="Standard"><text:tab/>CAMBIO: adaptarse al cambio y superar la perspectiva de seguridad total. </text:p>
      <text:p text:style-name="Standard"><text:tab/>COMPROMISO: poner objetivos a corto y largo plazo nos ayuda a superar los obstaculos. </text:p>
      <text:p text:style-name="Standard"/>
      <text:p text:style-name="Standard">3.- La resiliencia ¿es una capacidad innata o se puede aprender? </text:p>
      <text:p text:style-name="Standard"/>
      <text:p text:style-name="Standard"><text:tab/>Hay situaciones donde es mas facil ser resiliente y situaciones donde es más dificil pero depende de la persona cuales le resulta más facil sobrellevar. </text:p>
      <text:p text:style-name="Standard"/>
      <text:p text:style-name="Standard">4.- ¿Qué es el síndrome del burnout? </text:p>
      <text:p text:style-name="Standard"/>
      <text:p text:style-name="Standard"><text:tab/>Es un tipo de estrés, causado por el trabajo, que se cronifica produciendo agotamiento fisico y mental prolongado que puede alterar la personalidad y autoestima del trabajador. </text:p>
      <text:p text:style-name="Standard"/>
      <text:p text:style-name="Standard">5.- ¿En qué trastorno se ha estudiado el papel de la resiliencia? 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4T09:20:11.13</meta:creation-date>
    <meta:document-statistic meta:table-count="0" meta:image-count="0" meta:object-count="0" meta:page-count="1" meta:paragraph-count="13" meta:word-count="159" meta:character-count="997"/>
    <dc:date>2022-01-14T09:43:10.67</dc:date>
    <meta:editing-duration>PT7M29S</meta:editing-duration>
    <meta:editing-cycles>1</meta:editing-cycles>
    <meta:generator>OpenOffice/4.1.7$Win32 OpenOffice.org_project/417m1$Build-9800</meta:generator>
  </office:meta>
</office:document-meta>
</file>